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Palatino Linotype'" style:font-family-asian="'Palatino Linotype'" style:font-family-complex="'Palatino Linotype'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(11):-</text:span><text:span text:style-name="T5"/></text:p>
      <text:p text:style-name="P4"><text:span text:style-name="T6">Aim:-</text:span></text:p>
      <text:p text:style-name="P4"><text:span text:style-name="T7">Functionalities of TCP, UDP</text:span></text:p>
      <text:p text:style-name="P5"><text:span text:style-name="T8">Software required:-</text:span></text:p>
      <text:p text:style-name="P5"><text:span text:style-name="T9">Switch,hub,pc's.</text:span></text:p>
      <text:p text:style-name="P5"><text:span text:style-name="T10">Algorithm:-</text:span><text:span text:style-name="T11"/></text:p>
      <text:p text:style-name="P5"><text:span text:style-name="T11">step1:-take four computers,one switch and one server.</text:span></text:p>
      <text:p text:style-name="P5"><text:span text:style-name="T11">step2:-connect all that devices with connectors.</text:span></text:p>
      <text:p text:style-name="P5"><text:span text:style-name="T11">step3:-give ip adress and gateway adress to all software requirements</text:span></text:p>
      <text:p text:style-name="P5"><text:span text:style-name="T11">step4:-now send messages to one pc to another.</text:span></text:p>
      <text:p text:style-name="P6"><draw:frame text:anchor-type="as-char" svg:width="146.47mm" svg:height="82.34mm" style:rel-width="scale" style:rel-height="scale"><draw:object-ole xlink:href="OleObj1"/><draw:image xlink:href="ObjectReplacements/OleObj1"/></draw:frame><text:span text:style-name="T11"/></text:p>
      <text:p text:style-name="P6"><draw:frame text:anchor-type="as-char" svg:width="146.47mm" svg:height="82.34mm" style:rel-width="scale" style:rel-height="scale"><draw:object-ole xlink:href="OleObj2"/><draw:image xlink:href="ObjectReplacements/OleObj2"/></draw:frame><text:span text:style-name="T11"/></text:p>
      <text:p text:style-name="P6"><text:span text:style-name="T11"/></text:p>
      <text:p text:style-name="P7"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